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1" style:family="table">
      <style:table-properties style:width="17.247cm" fo:margin-left="-0.123cm" fo:margin-top="0cm" fo:margin-bottom="0cm" table:align="left" style:writing-mode="lr-tb"/>
    </style:style>
    <style:style style:name="Tabella1.A" style:family="table-column">
      <style:table-column-properties style:column-width="6.941cm"/>
    </style:style>
    <style:style style:name="Tabella1.B" style:family="table-column">
      <style:table-column-properties style:column-width="10.305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23cm" fo:padding-right="0.123cm" fo:padding-top="0cm" fo:padding-bottom="0cm" fo:border="none"/>
    </style:style>
    <style:style style:name="Tabella1.B1" style:family="table-cell">
      <style:table-cell-properties style:vertical-align="middle" fo:padding-left="0.123cm" fo:padding-right="0.123cm" fo:padding-top="0cm" fo:padding-bottom="0cm" fo:border="none"/>
    </style:style>
    <style:style style:name="Tabella2" style:family="table">
      <style:table-properties style:width="8.348cm" fo:margin-left="0.014cm" fo:margin-top="0cm" fo:margin-bottom="0cm" table:align="left" style:writing-mode="lr-tb"/>
    </style:style>
    <style:style style:name="Tabella2.A" style:family="table-column">
      <style:table-column-properties style:column-width="8.34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17.371cm" fo:margin-left="-0.123cm" fo:margin-top="0cm" fo:margin-bottom="0cm" table:align="left" style:writing-mode="lr-tb"/>
    </style:style>
    <style:style style:name="Tabella3.A" style:family="table-column">
      <style:table-column-properties style:column-width="0.122cm"/>
    </style:style>
    <style:style style:name="Tabella3.B" style:family="table-column">
      <style:table-column-properties style:column-width="8.502cm"/>
    </style:style>
    <style:style style:name="Tabella3.C" style:family="table-column">
      <style:table-column-properties style:column-width="0.123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="0cm" fo:border="none"/>
    </style:style>
    <style:style style:name="Tabella3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2" style:family="paragraph" style:parent-style-name="Standard">
      <style:text-properties style:font-name="Verdana" fo:font-size="9pt" style:font-size-asian="9pt" style:font-name-complex="Verdana1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Verdana1"/>
    </style:style>
    <style:style style:name="P5" style:family="paragraph" style:parent-style-name="Standard">
      <style:paragraph-properties style:snap-to-layout-grid="false"/>
      <style:text-properties style:font-name="Verdana" fo:font-size="9pt" style:font-size-asian="9pt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10" style:family="paragraph" style:parent-style-name="Standard">
      <style:paragraph-properties fo:margin-left="2.487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Verdana" fo:font-size="9pt" style:font-size-asian="9pt" style:font-name-complex="Verdana1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Heading_20_4" style:list-style-name="WWNum1">
      <style:paragraph-properties fo:margin-left="0cm" fo:margin-right="0cm" fo:text-align="justify" style:justify-single-word="false" fo:text-indent="0cm" style:auto-text-indent="false"/>
      <style:text-properties style:font-name="Verdana" fo:font-size="9pt" style:font-name-asian="Arial Unicode MS" style:font-size-asian="9pt" style:font-name-complex="Verdana1"/>
    </style:style>
    <style:style style:name="P17" style:family="paragraph" style:parent-style-name="Footnote">
      <style:text-properties style:font-name="Verdana" fo:font-size="9pt" style:font-size-asian="9pt" style:font-name-complex="Verdana1"/>
    </style:style>
    <style:style style:name="P18" style:family="paragraph" style:parent-style-name="Caption">
      <style:paragraph-properties fo:margin-left="0.751cm" fo:margin-right="0cm" fo:text-indent="-0.751cm" style:auto-text-indent="false"/>
    </style:style>
    <style:style style:name="P19" style:family="paragraph" style:parent-style-name="Caption">
      <style:paragraph-properties fo:margin-left="0cm" fo:margin-right="-0.123cm" fo:text-indent="0cm" style:auto-text-indent="false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2" style:family="paragraph" style:parent-style-name="Heading_20_9" style:list-style-name="WWNum1"/>
    <style:style style:name="P23" style:family="paragraph" style:parent-style-name="Text_20_body">
      <style:text-properties style:font-name="Verdana" fo:font-size="9pt" style:font-size-asian="9pt" style:font-name-complex="Verdana1"/>
    </style:style>
    <style:style style:name="P24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</style:style>
    <style:style style:name="P25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8.5cm" style:type="center"/>
          <style:tab-stop style:position="17cm" style:type="right"/>
        </style:tab-stops>
      </style:paragraph-properties>
      <style:text-properties style:font-name="Verdana" fo:font-size="9pt" style:font-size-asian="9pt" style:font-name-complex="Verdana1"/>
    </style:style>
    <style:style style:name="P2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Verdana" fo:font-size="9pt" style:font-size-asian="9pt" style:font-name-complex="Verdana1"/>
    </style:style>
    <style:style style:name="P28" style:family="paragraph" style:parent-style-name="Header">
      <style:paragraph-properties>
        <style:tab-stops/>
      </style:paragraph-properties>
      <style:text-properties style:font-name="Verdana" fo:font-size="9pt" style:font-size-asian="9pt" style:font-name-complex="Verdana1"/>
    </style:style>
    <style:style style:name="P29" style:family="paragraph" style:parent-style-name="Header">
      <style:paragraph-properties>
        <style:tab-stops/>
      </style:paragraph-properties>
    </style:style>
    <style:style style:name="P30" style:family="paragraph" style:parent-style-name="Text_20_body_20_indent">
      <style:text-properties style:font-name="Verdana" fo:font-size="9pt" style:font-size-asian="9pt" style:font-name-complex="Verdana1"/>
    </style:style>
    <style:style style:name="P31" style:family="paragraph" style:parent-style-name="Table_20_Heading">
      <style:text-properties style:font-name="Verdana" fo:font-size="9pt" style:font-size-asian="9pt" style:font-name-complex="Verdana1"/>
    </style:style>
    <style:style style:name="P32" style:family="paragraph" style:parent-style-name="Heading_20_1" style:list-style-name="WWNum1">
      <style:paragraph-properties fo:text-align="center" style:justify-single-word="false"/>
    </style:style>
    <style:style style:name="T1" style:family="text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T2" style:family="text">
      <style:text-properties style:font-name="Verdana" fo:font-size="9pt" style:font-name-asian="Arial Unicode MS" style:font-size-asian="9pt" style:font-name-complex="Verdana1"/>
    </style:style>
    <style:style style:name="T3" style:family="text">
      <style:text-properties style:font-name="Verdana" fo:font-size="9pt" style:font-size-asian="9pt" style:font-name-complex="Verdana1"/>
    </style:style>
    <style:style style:name="T4" style:family="text">
      <style:text-properties style:font-name="Verdana" fo:font-size="9pt" style:font-size-asian="9pt" style:font-name-complex="Verdana1" style:font-weight-complex="bold"/>
    </style:style>
    <style:style style:name="T5" style:family="text">
      <style:text-properties style:font-name="Verdana" fo:font-size="9pt" style:font-size-asian="9pt" style:font-name-complex="Verdana1" style:font-size-complex="12pt"/>
    </style:style>
    <style:style style:name="T6" style:family="text">
      <style:text-properties style:font-name="Verdana" fo:font-size="9pt" fo:font-weight="bold" style:font-size-asian="9pt" style:font-weight-asian="bold" style:font-name-complex="Verdana1"/>
    </style:style>
    <style:style style:name="T7" style:family="text">
      <style:text-properties style:font-name="Verdana" fo:font-size="9pt" fo:font-weight="bold" style:font-size-asian="9pt" style:font-weight-asian="bold" style:font-name-complex="Verdana1" style:font-weight-complex="bold"/>
    </style:style>
    <style:style style:name="T8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9" style:family="text">
      <style:text-properties style:font-name="Verdana" fo:font-size="8pt" style:font-size-asian="8pt" style:font-name-complex="Verdana1"/>
    </style:style>
    <style:style style:name="T10" style:family="text">
      <style:text-properties style:font-name="Verdana" fo:font-size="10pt" style:font-size-asian="10pt" style:font-name-complex="Verdana1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weight-complex="normal"/>
    </style:style>
    <style:style style:name="T13" style:family="text">
      <style:text-properties style:font-weight-complex="normal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Raccomandata a.r.</text:span></text:p>
      <text:p text:style-name="P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list xml:id="list84350571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5" text:outline-level="4"><text:span text:style-name="T9">Autorizzazione Paesistico Ambientale</text:span></text:h>
                          </text:list-item>
                          <text:list-item>
                            <text:h text:style-name="P15" text:outline-level="4"><text:span text:style-name="T3">[numero] del [data_pratica]</text:span></text:h>
                          </text:list-item>
                          <text:list-item>
                            <text:h text:style-name="P16" text:outline-level="4"/>
                          </text:list-item>
                          <text:list-item>
                            <text:h text:style-name="P16" text:outline-level="4"/>
                          </text:list-item>
                          <text:list-item>
                            <text:h text:style-name="P15" text:outline-level="4"><text:span text:style-name="T2">Allegati: 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ella1.B1" office:value-type="string">
            <text:list xml:id="list153154396433322" text:continue-numbering="true" text:style-name="WW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15" text:outline-level="4"><text:span text:style-name="T3">Alla <text:s/>SOPRINTENDENZA PER I BENI</text:span></text:h>
                          </text:list-item>
                          <text:list-item>
                            <text:h text:style-name="P15" text:outline-level="4"><text:span text:style-name="T3">ARCHITETTONICI E PER IL PAESAGGIO </text:span></text:h>
                          </text:list-item>
                          <text:list-item>
                            <text:h text:style-name="P15" text:outline-level="4"><text:span text:style-name="T3">DELLA <text:s/>LIGURIA</text:span></text:h>
                          </text:list-item>
                          <text:list-item>
                            <text:h text:style-name="P15" text:outline-level="4"><text:span text:style-name="T3">Via Balbi, 10</text:span></text:h>
                          </text:list-item>
                          <text:list-item>
                            <text:h text:style-name="P15" text:outline-level="4"><text:span text:style-name="T3">16126 <text:s text:c="3"/>G E N O V A</text:span></text:h>
                          </text:list-item>
                          <text:list-item>
                            <text:h text:style-name="P16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6"><text:span text:style-name="T7">Oggetto:</text:span><text:span text:style-name="T3"><text:tab/>Comune di Rapallo</text:span></text:p>
      <text:p text:style-name="P10"><text:span text:style-name="T4">Autorizzazione paesaggistica relativa a [oggetto], </text:span><text:span text:style-name="T3">in [ubicazione]</text:span></text:p>
      <text:p text:style-name="P11"><text:span text:style-name="T3">PROCEDURA PREVISTA PER IL RILASCIO DELL’AUTORIZZAZIONE PAESAGGISTICA D.P.R. 139/2010. </text:span><text:span text:style-name="T1">Trasmissione Integrazioni</text:span><text:span text:style-name="T3">.</text:span></text:p>
      <text:p text:style-name="P17"/>
      <text:p text:style-name="P2"/>
      <text:p text:style-name="P30"/>
      <text:p text:style-name="Text_20_body_20_indent"><text:span text:style-name="T3">Con riferimento all’istanza in oggetto, finalizzata al rilascio dell’Autorizzazione paesaggistica secondo il procedimento semplificato ai sensi del combinato disposto art. 146 del D.Lgs. n. 42/2004 e Allegato 1 del D.P.R. n. 139/2010;</text:span></text:p>
      <text:p text:style-name="P30"/>
      <text:p text:style-name="P6"><text:span text:style-name="T3">Viste le disposizioni contenute nel Decreto Legislativo 22 gennaio 2004, n. 42 recante il Codice dei beni culturali e del paesaggio, come da ultimo modificato con Decreto Legislativo <text:s/>26 marzo 2008, n.63 nonché dalla Legge n. 129 del 02.08.2008;</text:span></text:p>
      <text:p text:style-name="P3"/>
      <text:p text:style-name="P6"><text:span text:style-name="T3">Visto il D.P.R. 9 luglio 2010, n. 139 “Regolamento recante procedimento semplificato di autorizzazione paesaggistica per gli interventi di lieve entità, a norma dell’art. 146, comma 9, del <text:s/>Decreto Legislativo 22 gennaio 2004, n. 42”, e successive modificazioni;</text:span></text:p>
      <text:p text:style-name="P3"/>
      <text:p text:style-name="P12"><text:span text:style-name="T3">Considerato che, con nota comunale prot. n. …………….del ………………….. e notificata per mezzo di raccomandata a.r. n. ……………. del …………… e pervenuta il ……………….., la pratica è stata trasmessa alla Soprintendenza per i Beni Architettonici e per il Paesaggio della Liguria per l’espressione del parere di competenza vincolante;</text:span></text:p>
      <text:p text:style-name="P13"/>
      <text:p text:style-name="P12"><text:span text:style-name="T3">Preso atto che, con nota Cl. ……………………. del …………….. e pervenuta al prot n. ………………del …………………………., la Soprintendenza, per la procedura di rilascio del parere vincolante, ha formulato osservazioni e richiesto integrazioni, entro il termine perentorio di 30 giorni a far data dal ricevimento della nota, senza le quali il procedimento può portare ad un parere negativo di competenza;</text:span></text:p>
      <text:p text:style-name="P3"/>
      <text:p text:style-name="Text_20_body"><text:span text:style-name="T3">tutto ciò premesso, si trasmettono elaborati grafici e tecnici descrittivi integrativi assunti in atti ………………………, e si resta in attesa della valutazione da parte di codesta Soprintendenza, al fine di concludere il procedimento.</text:span></text:p>
      <text:p text:style-name="P23"/>
      <text:p text:style-name="Text_20_body"><text:span text:style-name="T3">Distinti Saluti</text:span></text:p>
      <text:p text:style-name="P3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B"/>
        <table:table-column table:style-name="Tabella3.A"/>
        <table:table-row table:style-name="Tabella3.1">
          <table:table-cell table:style-name="Tabella3.A1" office:value-type="string">
            <text:p text:style-name="P31"/>
          </table:table-cell>
          <table:table-cell table:style-name="Tabella3.B1" table:number-columns-spanned="2" office:value-type="string">
            <text:p text:style-name="P7"><text:span text:style-name="T3">IL RESPONSABILE </text:span></text:p>
            <text:p text:style-name="P7"><text:span text:style-name="T3">TUTELA DEL PAESAGGIO </text:span></text:p>
            <text:p text:style-name="P24"><text:span text:style-name="T3">Arch. Rosaura Sancineto</text:span></text:p>
          </table:table-cell>
          <table:covered-table-cell/>
          <table:table-cell table:style-name="Tabella3.B1" table:number-columns-spanned="2" office:value-type="string">
            <table:table table:name="Tabella2" table:style-name="Tabella2">
              <table:table-column table:style-name="Tabella2.A"/>
              <table:table-row table:style-name="Tabella2.1">
                <table:table-cell table:style-name="Tabella2.A1" office:value-type="string">
                  <text:p text:style-name="P7"><text:span text:style-name="T3">IL DIRIGENTE </text:span></text:p>
                  <text:p text:style-name="P7"><text:span text:style-name="T3">LA</text:span><text:span text:style-name="T5"> </text:span><text:span text:style-name="T3">RIPARTIZIONE VII </text:span></text:p>
                  <text:p text:style-name="P7"><text:span text:style-name="T3">GESTIONE DEL TERRITORIO</text:span></text:p>
                  <text:p text:style-name="P7"><text:span text:style-name="T3">Ing. Giorgio Ottonello</text:span></text:p>
                  <text:p text:style-name="P26"/>
                </table:table-cell>
              </table:table-row>
            </table:table>
            <text:p text:style-name="P26"/>
          </table:table-cell>
          <table:covered-table-cell/>
        </table:table-row>
        <table:table-row table:style-name="Tabella3.1">
          <table:table-cell table:style-name="Tabella3.B1" table:number-columns-spanned="2" office:value-type="string">
            <text:p text:style-name="P27"/>
          </table:table-cell>
          <table:covered-table-cell/>
          <table:table-cell table:style-name="Tabella3.B1" table:number-columns-spanned="2" office:value-type="string">
            <text:p text:style-name="P4"/>
            <text:p text:style-name="P28"/>
          </table:table-cell>
          <table:covered-table-cell/>
          <table:table-cell table:style-name="Tabella3.A1" office:value-type="string">
            <text:p text:style-name="P5"/>
          </table:table-cell>
        </table:table-row>
      </table:table>
      <text:p text:style-name="P29"><text:span text:style-name="T9">ED/PR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WW8Num13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126cm" fo:margin-left="-0.123cm" fo:margin-top="0cm" fo:margin-bottom="0cm" table:align="left"/>
    </style:style>
    <style:style style:name="Tabella5.A" style:family="table-column">
      <style:table-column-properties style:column-width="17.126cm"/>
    </style:style>
    <style:style style:name="Tabella5.1" style:family="table-row">
      <style:table-row-properties style:min-row-height="1.501cm" fo:keep-together="auto"/>
    </style:style>
    <style:style style:name="Tabella5.A1" style:family="table-cell">
      <style:table-cell-properties style:vertical-align="middle" fo:padding-left="0.123cm" fo:padding-right="0.123cm" fo:padding-top="0cm" fo:padding-bottom="0cm" fo:border="none"/>
    </style:style>
    <style:style style:name="Tabella4" style:family="table">
      <style:table-properties style:width="31.627cm" fo:margin-left="0cm" fo:margin-top="0cm" fo:margin-bottom="0cm" table:align="left" style:writing-mode="lr-tb"/>
    </style:style>
    <style:style style:name="Tabella4.A" style:family="table-column">
      <style:table-column-properties style:column-width="2.625cm"/>
    </style:style>
    <style:style style:name="Tabella4.B" style:family="table-column">
      <style:table-column-properties style:column-width="14.501cm"/>
    </style:style>
    <style:style style:name="Tabella4.1" style:family="table-row">
      <style:table-row-properties style:min-row-height="2.469cm" fo:keep-together="auto"/>
    </style:style>
    <style:style style:name="Tabella4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MP7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M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251cm" fo:margin-bottom="0.766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35cm" fo:margin-left="0cm" fo:margin-right="0cm" fo:margin-top="1.134cm" style:dynamic-spacing="true"/>
      </style:footer-style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able:table table:name="Tabella4" table:style-name="Tabella4">
                <table:table-column table:style-name="Tabella4.A"/>
                <table:table-column table:style-name="Tabella4.B" table:number-columns-repeated="2"/>
                <table:table-row table:style-name="Tabella4.1">
                  <table:table-cell table:style-name="Tabella4.A1" office:value-type="string">
      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      </table:table-cell>
                  <table:table-cell table:style-name="Tabella4.A1" office:value-type="string">
                    <text:p text:style-name="MP2"><text:span text:style-name="MT1">CITTA’ <text:s/>DI <text:s/>RAPALLO</text:span></text:p>
                    <text:p text:style-name="MP3"><text:span text:style-name="MT2">Piazza delle Nazioni 4 – C.A.P. 16035 – Tel. 0185-6801 <text:s/>- <text:s/>Fax 0185-680238</text:span></text:p>
                    <text:list xml:id="list84350571" text:style-name="WWNum1">
                      <text:list-item>
                        <text:h text:style-name="MP4" text:outline-level="1"><text:span text:style-name="MT3">RIPARTIZIONE VII – GESTIONE DEL TERRITORIO</text:span></text:h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list>
                                                      <text:list-item>
      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      </text:list-item>
                                                    </text:list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table-cell table:style-name="Tabella4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</style:header>
      <style:footer>
        <text:p text:style-name="MP9"><text:span text:style-name="Page_20_Number"><text:span text:style-name="MT5">Gestione del Territorio – Sportello Unico per l’Edilizia (SUE)</text:span></text:span></text:p>
        <text:p text:style-name="MP9"><text:span text:style-name="MT5">email: </text:span><text:a xlink:type="simple" xlink:href="mailto:edilizia_privata@comune.rapallo.ge.it" text:style-name="ListLabel_20_1" text:visited-style-name="ListLabel_20_1"><text:span text:style-name="Internet_20_link"><text:span text:style-name="MT5">edilizia_privata@comune.rapallo.ge.it</text:span></text:span></text:a></text:p>
        <text:p text:style-name="MP9"><text:span text:style-name="MT5">pec: </text:span><text:a xlink:type="simple" xlink:href="mailto:protocollo@pec.comune.rapallo.ge.it" text:style-name="ListLabel_20_1" text:visited-style-name="ListLabel_20_1"><text:span text:style-name="Internet_20_link"><text:span text:style-name="MT5">protocollo@pec.comune.rapallo.ge.it</text:span></text:span></text:a></text:p>
        <text:p text:style-name="MP10"><text:span text:style-name="Page_20_Number"/></text:p>
        <text:p text:style-name="MP9"><text:span text:style-name="Page_20_Number"><text:span text:style-name="MT5">pagina </text:span></text:span><text:span text:style-name="Page_20_Number"><text:span text:style-name="MT5"><text:page-number text:select-page="current">1</text:page-number></text:span></text:span><text:span text:style-name="Page_20_Number"><text:span text:style-name="MT5"><text:s/>di </text:span></text:span><text:span text:style-name="Page_20_Number"><text:span text:style-name="MT5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1T14:25:00</meta:creation-date>
    <meta:initial-creator>Ferdinando</meta:initial-creator>
    <dc:language>it-IT</dc:language>
    <meta:print-date>2010-01-13T09:17:00</meta:print-date>
    <dc:date>2019-02-19T15:02:23</dc:date>
    <meta:editing-cycles>10</meta:editing-cycles>
    <dc:title>Rif</dc:title>
    <meta:editing-duration>PT4M</meta:editing-duration>
    <meta:generator>LibreOffice/6.0.7.3$Linux_X86_64 LibreOffice_project/00m0$Build-3</meta:generator>
    <meta:document-statistic meta:table-count="5" meta:image-count="1" meta:object-count="0" meta:page-count="1" meta:paragraph-count="36" meta:word-count="370" meta:character-count="2585" meta:non-whitespace-character-count="2226"/>
    <meta:template xlink:type="simple" xlink:actuate="onRequest" xlink:title="Lettera Tipo Rip VII EDPRIV 230608.dot" xlink:href=""/>
  </office:meta>
</office:document-meta>
</file>